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9.25cm" fo:min-width="0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45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376cm" fo:min-width="2.30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4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6.29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5.66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1.5cm" svg:height="9.6cm" svg:x="9.7cm" svg:y="2.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3.9cm" svg:x="1.174cm" svg:y="2.45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7cm" svg:x="2.374cm" svg:y="3.752cm">
          <text:p text:style-name="P2"><text:span text:style-name="T1">x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059cm" svg:height="1.431cm" svg:x="1.915cm" svg:y="1.721cm">
          <draw:text-box>
            <text:p><text:span text:style-name="T1">x</text:span></text:p>
          </draw:text-box>
        </draw:frame>
        <draw:custom-shape draw:style-name="gr2" draw:text-style-name="P1" draw:layer="layout" svg:width="5.4cm" svg:height="3.9cm" svg:x="1.2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7cm" svg:x="2.4cm" svg:y="9.1cm">
          <text:p text:style-name="P2"><text:span text:style-name="T1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059cm" svg:height="1.431cm" svg:x="1.941cm" svg:y="7.069cm">
          <draw:text-box>
            <text:p><text:span text:style-name="T1">x</text:span></text:p>
          </draw:text-box>
        </draw:frame>
        <draw:custom-shape draw:style-name="gr5" draw:text-style-name="P1" draw:layer="layout" svg:width="3.486cm" svg:height="3.6cm" svg:x="6.9cm" svg:y="5.3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5.9cm" svg:height="7.3cm" svg:x="14.5cm" svg:y="3.83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02cm" svg:height="1.431cm" svg:x="15.055cm" svg:y="3.1cm">
          <draw:text-box>
            <text:p><text:span text:style-name="T1">list_vt_cons(x, 2)</text:span></text:p>
          </draw:text-box>
        </draw:frame>
        <draw:custom-shape draw:style-name="gr2" draw:text-style-name="P1" draw:layer="layout" svg:width="11.6cm" svg:height="5.5cm" svg:x="18.4cm" svg:y="5.13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893cm" svg:height="1.431cm" svg:x="18.955cm" svg:y="4.4cm">
          <draw:text-box>
            <text:p><text:span text:style-name="T1">list_vt_cons(x, 1)</text:span></text:p>
          </draw:text-box>
        </draw:frame>
        <draw:custom-shape draw:style-name="gr2" draw:text-style-name="P1" draw:layer="layout" svg:width="7.378cm" svg:height="3.502cm" svg:x="22.222cm" svg:y="6.52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266cm" svg:height="1.431cm" svg:x="22.777cm" svg:y="5.798cm">
          <draw:text-box>
            <text:p><text:span text:style-name="T1">list_vt_nil(x, 0)</text:span></text:p>
          </draw:text-box>
        </draw:frame>
        <draw:custom-shape draw:style-name="gr3" draw:text-style-name="P1" draw:layer="layout" svg:width="3cm" svg:height="1.7cm" svg:x="15cm" svg:y="7.631cm">
          <text:p text:style-name="P2"><text:span text:style-name="T1">x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86cm" svg:height="3.6cm" svg:x="10.714cm" svg:y="5.3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cm" svg:height="1.7cm" svg:x="18.8cm" svg:y="7.631cm">
          <text:p text:style-name="P2"><text:span text:style-name="T1">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7cm" svg:x="24.5cm" svg:y="7.631cm">
          <text:p text:style-name="P2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7.119cm" svg:height="1.331cm" svg:x="6.9cm" svg:y="0.969cm">
          <draw:text-box>
            <text:p text:style-name="P2"><text:span text:style-name="T1">list_vt_make_pa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24M15S</meta:editing-duration>
    <meta:editing-cycles>31</meta:editing-cycles>
    <meta:generator>LibreOffice/4.3.3.2$Linux_X86_64 LibreOffice_project/430m0$Build-2</meta:generator>
    <meta:initial-creator>Okabe Kiwamu</meta:initial-creator>
    <dc:date>2014-10-31T04:25:07.367111905</dc:date>
    <meta:document-statistic meta:object-count="19"/>
    <meta:template xlink:type="simple" xlink:actuate="onRequest" xlink:title="図A4横" xlink:href="../.config/libreoffice/4/user/template/A4横.otg" meta:date="2014-08-02T09:46:36.945652124"/>
  </office:meta>
</office:document-meta>
</file>